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2.914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4.789cm"/>
    </style:style>
    <style:style style:name="co15" style:family="table-column">
      <style:table-column-properties fo:break-before="auto" style:column-width="1.944cm"/>
    </style:style>
    <style:style style:name="co16" style:family="table-column">
      <style:table-column-properties fo:break-before="auto" style:column-width="2.526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365cm"/>
    </style:style>
    <style:style style:name="co19" style:family="table-column">
      <style:table-column-properties fo:break-before="auto" style:column-width="5.599cm"/>
    </style:style>
    <style:style style:name="co20" style:family="table-column">
      <style:table-column-properties fo:break-before="auto" style:column-width="2.138cm"/>
    </style:style>
    <style:style style:name="co21" style:family="table-column">
      <style:table-column-properties fo:break-before="auto" style:column-width="7.76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88cm"/>
    </style:style>
    <style:style style:name="co2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5.017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2.817cm"/>
    </style:style>
    <style:style style:name="co29" style:family="table-column">
      <style:table-column-properties fo:break-before="auto" style:column-width="2.559cm"/>
    </style:style>
    <style:style style:name="co30" style:family="table-column">
      <style:table-column-properties fo:break-before="auto" style:column-width="7.796cm"/>
    </style:style>
    <style:style style:name="co31" style:family="table-column">
      <style:table-column-properties fo:break-before="auto" style:column-width="4.951cm"/>
    </style:style>
    <style:style style:name="co32" style:family="table-column">
      <style:table-column-properties fo:break-before="auto" style:column-width="4.078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013">
            <text:p>101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/>
          <table:table-cell office:value-type="float" office:value="279">
            <text:p>279</text:p>
          </table:table-cell>
          <table:table-cell office:value-type="float" office:value="614">
            <text:p>6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1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table:style-name="Default" office:value-type="string">
            <text:p>Date last-updated</text:p>
          </table:table-cell>
        </table:table-row>
        <table:table-row table:style-name="ro1">
          <table:table-cell office:value-type="string">
            <text:p>iati_activity_PH.xml</text:p>
          </table:table-cell>
          <table:table-cell/>
          <table:table-cell office:value-type="float" office:value="1708">
            <text:p>170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VE.xml</text:p>
          </table:table-cell>
          <table:table-cell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RO.xml</text:p>
          </table:table-cell>
          <table:table-cell/>
          <table:table-cell office:value-type="float" office:value="527">
            <text:p>52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R.xml</text:p>
          </table:table-cell>
          <table:table-cell/>
          <table:table-cell office:value-type="float" office:value="1875">
            <text:p>187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Z.xml</text:p>
          </table:table-cell>
          <table:table-cell/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D.xml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R.xml</text:p>
          </table:table-cell>
          <table:table-cell/>
          <table:table-cell office:value-type="float" office:value="459">
            <text:p>45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G.xml</text:p>
          </table:table-cell>
          <table:table-cell/>
          <table:table-cell office:value-type="float" office:value="571">
            <text:p>57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D.xml</text:p>
          </table:table-cell>
          <table:table-cell/>
          <table:table-cell office:value-type="float" office:value="519">
            <text:p>51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EC.xml</text:p>
          </table:table-cell>
          <table:table-cell/>
          <table:table-cell office:value-type="float" office:value="641">
            <text:p>64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D.xml</text:p>
          </table:table-cell>
          <table:table-cell/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I.xml</text:p>
          </table:table-cell>
          <table:table-cell/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D.xml</text:p>
          </table:table-cell>
          <table:table-cell/>
          <table:table-cell office:value-type="float" office:value="6419">
            <text:p>641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I.xml</text:p>
          </table:table-cell>
          <table:table-cell/>
          <table:table-cell office:value-type="float" office:value="1573">
            <text:p>1573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R.xml</text:p>
          </table:table-cell>
          <table:table-cell/>
          <table:table-cell office:value-type="float" office:value="669">
            <text:p>669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F.xml</text:p>
          </table:table-cell>
          <table:table-cell/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AL.xml</text:p>
          </table:table-cell>
          <table:table-cell/>
          <table:table-cell office:value-type="float" office:value="705">
            <text:p>70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HT.xml</text:p>
          </table:table-cell>
          <table:table-cell/>
          <table:table-cell office:value-type="float" office:value="3204">
            <text:p>3204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ZA.xml</text:p>
          </table:table-cell>
          <table:table-cell/>
          <table:table-cell office:value-type="float" office:value="1751">
            <text:p>175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NP.xml</text:p>
          </table:table-cell>
          <table:table-cell/>
          <table:table-cell office:value-type="float" office:value="1328">
            <text:p>132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U.xml</text:p>
          </table:table-cell>
          <table:table-cell/>
          <table:table-cell office:value-type="float" office:value="553">
            <text:p>55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D.xml</text:p>
          </table:table-cell>
          <table:table-cell/>
          <table:table-cell office:value-type="float" office:value="6099">
            <text:p>6099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AR.xml</text:p>
          </table:table-cell>
          <table:table-cell/>
          <table:table-cell office:value-type="float" office:value="1651">
            <text:p>1651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N.xml</text:p>
          </table:table-cell>
          <table:table-cell/>
          <table:table-cell office:value-type="float" office:value="2234">
            <text:p>2234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T.xml</text:p>
          </table:table-cell>
          <table:table-cell/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RW.xml</text:p>
          </table:table-cell>
          <table:table-cell/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K.xml</text:p>
          </table:table-cell>
          <table:table-cell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ZM.xml</text:p>
          </table:table-cell>
          <table:table-cell/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N.xml</text:p>
          </table:table-cell>
          <table:table-cell/>
          <table:table-cell office:value-type="float" office:value="3747">
            <text:p>374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Y.xml</text:p>
          </table:table-cell>
          <table:table-cell/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Y.xml</text:p>
          </table:table-cell>
          <table:table-cell/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Y.xml</text:p>
          </table:table-cell>
          <table:table-cell/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L.xml</text:p>
          </table:table-cell>
          <table:table-cell/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L.xml</text:p>
          </table:table-cell>
          <table:table-cell/>
          <table:table-cell office:value-type="float" office:value="856">
            <text:p>85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O.xml</text:p>
          </table:table-cell>
          <table:table-cell/>
          <table:table-cell office:value-type="float" office:value="1347">
            <text:p>1347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AM.xml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K.xml</text:p>
          </table:table-cell>
          <table:table-cell/>
          <table:table-cell office:value-type="float" office:value="897">
            <text:p>89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W.xml</text:p>
          </table:table-cell>
          <table:table-cell/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UY.xml</text:p>
          </table:table-cell>
          <table:table-cell/>
          <table:table-cell office:value-type="float" office:value="698">
            <text:p>69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N.xml</text:p>
          </table:table-cell>
          <table:table-cell/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J.xml</text:p>
          </table:table-cell>
          <table:table-cell/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L.xml</text:p>
          </table:table-cell>
          <table:table-cell/>
          <table:table-cell office:value-type="float" office:value="1774">
            <text:p>177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V.xml</text:p>
          </table:table-cell>
          <table:table-cell/>
          <table:table-cell office:value-type="float" office:value="1689">
            <text:p>168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K.xml</text:p>
          </table:table-cell>
          <table:table-cell/>
          <table:table-cell office:value-type="float" office:value="6909">
            <text:p>6909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DO.xml</text:p>
          </table:table-cell>
          <table:table-cell/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NG.xml</text:p>
          </table:table-cell>
          <table:table-cell/>
          <table:table-cell office:value-type="float" office:value="910">
            <text:p>91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R.xml</text:p>
          </table:table-cell>
          <table:table-cell/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J.xml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Y.xml</text:p>
          </table:table-cell>
          <table:table-cell/>
          <table:table-cell office:value-type="float" office:value="693">
            <text:p>69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WS.xml</text:p>
          </table:table-cell>
          <table:table-cell/>
          <table:table-cell office:value-type="float" office:value="424">
            <text:p>42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K.xml</text:p>
          </table:table-cell>
          <table:table-cell/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W.xml</text:p>
          </table:table-cell>
          <table:table-cell/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G.xml</text:p>
          </table:table-cell>
          <table:table-cell/>
          <table:table-cell office:value-type="float" office:value="698">
            <text:p>69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NE.xml</text:p>
          </table:table-cell>
          <table:table-cell/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M.xml</text:p>
          </table:table-cell>
          <table:table-cell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AT.xml</text:p>
          </table:table-cell>
          <table:table-cell/>
          <table:table-cell office:value-type="float" office:value="663">
            <text:p>66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NA.xml</text:p>
          </table:table-cell>
          <table:table-cell/>
          <table:table-cell office:value-type="float" office:value="483">
            <text:p>48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EH.xml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H.xml</text:p>
          </table:table-cell>
          <table:table-cell/>
          <table:table-cell office:value-type="float" office:value="768">
            <text:p>76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EG.xml</text:p>
          </table:table-cell>
          <table:table-cell/>
          <table:table-cell office:value-type="float" office:value="1580">
            <text:p>158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T.xml</text:p>
          </table:table-cell>
          <table:table-cell/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M.xml</text:p>
          </table:table-cell>
          <table:table-cell/>
          <table:table-cell office:value-type="float" office:value="2983">
            <text:p>298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X.xml</text:p>
          </table:table-cell>
          <table:table-cell/>
          <table:table-cell office:value-type="float" office:value="886">
            <text:p>88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L.xml</text:p>
          </table:table-cell>
          <table:table-cell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A.xml</text:p>
          </table:table-cell>
          <table:table-cell/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RS.xml</text:p>
          </table:table-cell>
          <table:table-cell/>
          <table:table-cell office:value-type="float" office:value="416">
            <text:p>41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O.xml</text:p>
          </table:table-cell>
          <table:table-cell/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JO.xml</text:p>
          </table:table-cell>
          <table:table-cell/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Q.xml</text:p>
          </table:table-cell>
          <table:table-cell/>
          <table:table-cell office:value-type="float" office:value="4561">
            <text:p>4561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A.xml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Z.xml</text:p>
          </table:table-cell>
          <table:table-cell/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E.xml</text:p>
          </table:table-cell>
          <table:table-cell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O.xml</text:p>
          </table:table-cell>
          <table:table-cell/>
          <table:table-cell office:value-type="float" office:value="635">
            <text:p>63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IR.xml</text:p>
          </table:table-cell>
          <table:table-cell/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T.xml</text:p>
          </table:table-cell>
          <table:table-cell/>
          <table:table-cell office:value-type="float" office:value="2407">
            <text:p>2407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H.xml</text:p>
          </table:table-cell>
          <table:table-cell/>
          <table:table-cell office:value-type="float" office:value="797">
            <text:p>79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V.xml</text:p>
          </table:table-cell>
          <table:table-cell/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JM.xml</text:p>
          </table:table-cell>
          <table:table-cell/>
          <table:table-cell office:value-type="float" office:value="478">
            <text:p>47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N.xml</text:p>
          </table:table-cell>
          <table:table-cell/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DJ.xml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Z.xml</text:p>
          </table:table-cell>
          <table:table-cell/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N.xml</text:p>
          </table:table-cell>
          <table:table-cell/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L.xml</text:p>
          </table:table-cell>
          <table:table-cell/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S.xml</text:p>
          </table:table-cell>
          <table:table-cell/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M.xml</text:p>
          </table:table-cell>
          <table:table-cell/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YE.xml</text:p>
          </table:table-cell>
          <table:table-cell/>
          <table:table-cell office:value-type="float" office:value="476">
            <text:p>47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B.xml</text:p>
          </table:table-cell>
          <table:table-cell/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R.xml</text:p>
          </table:table-cell>
          <table:table-cell/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VN.xml</text:p>
          </table:table-cell>
          <table:table-cell/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V.xml</text:p>
          </table:table-cell>
          <table:table-cell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R.xml</text:p>
          </table:table-cell>
          <table:table-cell/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ST.xml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G.xml</text:p>
          </table:table-cell>
          <table:table-cell/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X.xml</text:p>
          </table:table-cell>
          <table:table-cell/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F.xml</text:p>
          </table:table-cell>
          <table:table-cell/>
          <table:table-cell office:value-type="float" office:value="2153">
            <text:p>215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AF.xml</text:p>
          </table:table-cell>
          <table:table-cell/>
          <table:table-cell office:value-type="float" office:value="7867">
            <text:p>7867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GH.xml</text:p>
          </table:table-cell>
          <table:table-cell/>
          <table:table-cell office:value-type="float" office:value="1266">
            <text:p>126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T.xml</text:p>
          </table:table-cell>
          <table:table-cell/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A.xml</text:p>
          </table:table-cell>
          <table:table-cell/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DZ.xml</text:p>
          </table:table-cell>
          <table:table-cell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N.xml</text:p>
          </table:table-cell>
          <table:table-cell/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A.xml</text:p>
          </table:table-cell>
          <table:table-cell/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E.xml</text:p>
          </table:table-cell>
          <table:table-cell/>
          <table:table-cell office:value-type="float" office:value="2804">
            <text:p>2804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UZ.xml</text:p>
          </table:table-cell>
          <table:table-cell/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S.xml</text:p>
          </table:table-cell>
          <table:table-cell/>
          <table:table-cell office:value-type="float" office:value="3466">
            <text:p>346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ET.xml</text:p>
          </table:table-cell>
          <table:table-cell/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G.xml</text:p>
          </table:table-cell>
          <table:table-cell/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LB.xml</text:p>
          </table:table-cell>
          <table:table-cell/>
          <table:table-cell office:value-type="float" office:value="1163">
            <text:p>116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KP.xml</text:p>
          </table:table-cell>
          <table:table-cell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HN.xml</text:p>
          </table:table-cell>
          <table:table-cell/>
          <table:table-cell office:value-type="float" office:value="740">
            <text:p>74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UG.xml</text:p>
          </table:table-cell>
          <table:table-cell/>
          <table:table-cell office:value-type="float" office:value="737">
            <text:p>73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E.xml</text:p>
          </table:table-cell>
          <table:table-cell/>
          <table:table-cell office:value-type="float" office:value="6455">
            <text:p>645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L.xml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FJ.xml</text:p>
          </table:table-cell>
          <table:table-cell/>
          <table:table-cell office:value-type="float" office:value="820">
            <text:p>820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CM.xml</text:p>
          </table:table-cell>
          <table:table-cell/>
          <table:table-cell office:value-type="float" office:value="662">
            <text:p>66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PY.xml</text:p>
          </table:table-cell>
          <table:table-cell/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U.xml</text:p>
          </table:table-cell>
          <table:table-cell/>
          <table:table-cell office:value-type="float" office:value="1542">
            <text:p>15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ZW.xml</text:p>
          </table:table-cell>
          <table:table-cell/>
          <table:table-cell office:value-type="float" office:value="651">
            <text:p>65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W.xml</text:p>
          </table:table-cell>
          <table:table-cell/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NI.xml</text:p>
          </table:table-cell>
          <table:table-cell/>
          <table:table-cell office:value-type="float" office:value="979">
            <text:p>97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BT.xml</text:p>
          </table:table-cell>
          <table:table-cell/>
          <table:table-cell office:value-type="float" office:value="501">
            <text:p>50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multi.xml</text:p>
          </table:table-cell>
          <table:table-cell/>
          <table:table-cell office:value-type="float" office:value="44518">
            <text:p>44518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TG.xml</text:p>
          </table:table-cell>
          <table:table-cell/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UA.xml</text:p>
          </table:table-cell>
          <table:table-cell/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2009-01-06 00:00:00</text:p>
          </table:table-cell>
        </table:table-row>
        <table:table-row table:style-name="ro1">
          <table:table-cell office:value-type="string">
            <text:p>iati_activity_RU.xml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009-01-06 00:00:00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All budgets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udget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Original</text:p>
          </table:table-cell>
          <table:table-cell office:value-type="float" office:value="3640">
            <text:p>3640</text:p>
          </table:table-cell>
          <table:table-cell office:value-type="float" office:value="1139">
            <text:p>1139</text:p>
          </table:table-cell>
          <table:table-cell/>
        </table:table-row>
        <table:table-row table:style-name="ro1">
          <table:table-cell office:value-type="string">
            <text:p>Revised</text:p>
          </table:table-cell>
          <table:table-cell office:value-type="float" office:value="2427">
            <text:p>2427</text:p>
          </table:table-cell>
          <table:table-cell office:value-type="float" office:value="790">
            <text:p>79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/>
        </table:table-row>
        <table:table-row table:style-name="ro1">
          <table:table-cell office:value-type="string">
            <text:p>USD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cy (USD)</text:p>
          </table:table-cell>
          <table:table-cell table:number-columns-repeated="3"/>
        </table:table-row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Year</text:p>
          </table:table-cell>
          <table:table-cell office:value-type="string">
            <text:p>Budget</text:p>
          </table:table-cell>
          <table:table-cell office:value-type="string">
            <text:p>Disbursements+Expenditure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376101928">
            <text:p>10376101928</text:p>
          </table:table-cell>
          <table:table-cell office:value-type="float" office:value="3912556313">
            <text:p>3912556313</text:p>
          </table:table-cell>
          <table:table-cell office:value-type="float" office:value="6463545615">
            <text:p>6463545615</text:p>
          </table:table-cell>
        </table:table-row>
      </table:table>
      <table:table table:name="documen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0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office:value-type="float" office:value="2286">
            <text:p>2286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179">
            <text:p>1179</text:p>
          </table:table-cell>
          <table:table-cell office:value-type="float" office:value="1139">
            <text:p>1139</text:p>
          </table:table-cell>
          <table:table-cell office:value-type="float" office:value="99.7">
            <text:p>99.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office:value-type="float" office:value="6067">
            <text:p>6067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office:value-type="float" office:value="278050">
            <text:p>278050</text:p>
          </table:table-cell>
          <table:table-cell office:value-type="float" office:value="1133">
            <text:p>1133</text:p>
          </table:table-cell>
          <table:table-cell office:value-type="float" office:value="99.1">
            <text:p>99.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office:value-type="float" office:value="278050">
            <text:p>278050</text:p>
          </table:table-cell>
          <table:table-cell office:value-type="float" office:value="1133">
            <text:p>1133</text:p>
          </table:table-cell>
          <table:table-cell office:value-type="float" office:value="99.1">
            <text:p>99.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1143">
            <text:p>1143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1143">
            <text:p>1143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1143">
            <text:p>114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438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477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573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589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589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713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719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725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H.xml</text:p>
          </table:table-cell>
          <table:table-cell office:value-type="string">
            <text:p>41AAA-000771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VE.xml</text:p>
          </table:table-cell>
          <table:table-cell office:value-type="string">
            <text:p>41AAA-000630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O.xml</text:p>
          </table:table-cell>
          <table:table-cell office:value-type="string">
            <text:p>41AAA-000438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O.xml</text:p>
          </table:table-cell>
          <table:table-cell office:value-type="string">
            <text:p>41AAA-000573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437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572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592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595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596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596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R.xml</text:p>
          </table:table-cell>
          <table:table-cell office:value-type="string">
            <text:p>41AAA-000620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Z.xml</text:p>
          </table:table-cell>
          <table:table-cell office:value-type="string">
            <text:p>41AAA-000438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Z.xml</text:p>
          </table:table-cell>
          <table:table-cell office:value-type="string">
            <text:p>41AAA-000572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Z.xml</text:p>
          </table:table-cell>
          <table:table-cell office:value-type="string">
            <text:p>41AAA-000698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D.xml</text:p>
          </table:table-cell>
          <table:table-cell office:value-type="string">
            <text:p>41AAA-000630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R.xml</text:p>
          </table:table-cell>
          <table:table-cell office:value-type="string">
            <text:p>41AAA-000438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R.xml</text:p>
          </table:table-cell>
          <table:table-cell office:value-type="string">
            <text:p>41AAA-000573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G.xml</text:p>
          </table:table-cell>
          <table:table-cell office:value-type="string">
            <text:p>41AAA-000469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G.xml</text:p>
          </table:table-cell>
          <table:table-cell office:value-type="string">
            <text:p>41AAA-000572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438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572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693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756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757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768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D.xml</text:p>
          </table:table-cell>
          <table:table-cell office:value-type="string">
            <text:p>41AAA-000795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C.xml</text:p>
          </table:table-cell>
          <table:table-cell office:value-type="string">
            <text:p>41AAA-000437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C.xml</text:p>
          </table:table-cell>
          <table:table-cell office:value-type="string">
            <text:p>41AAA-000572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D.xml</text:p>
          </table:table-cell>
          <table:table-cell office:value-type="string">
            <text:p>41AAA-000469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D.xml</text:p>
          </table:table-cell>
          <table:table-cell office:value-type="string">
            <text:p>41AAA-000498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D.xml</text:p>
          </table:table-cell>
          <table:table-cell office:value-type="string">
            <text:p>41AAA-00057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D.xml</text:p>
          </table:table-cell>
          <table:table-cell office:value-type="string">
            <text:p>41AAA-000772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I.xml</text:p>
          </table:table-cell>
          <table:table-cell office:value-type="string">
            <text:p>41AAA-000572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I.xml</text:p>
          </table:table-cell>
          <table:table-cell office:value-type="string">
            <text:p>41AAA-000615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535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562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571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574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601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624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632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06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06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19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20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22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25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36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46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55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64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66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67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71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71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72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7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79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82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85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90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D.xml</text:p>
          </table:table-cell>
          <table:table-cell office:value-type="string">
            <text:p>41AAA-000796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438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572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587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617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627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720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751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763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I.xml</text:p>
          </table:table-cell>
          <table:table-cell office:value-type="string">
            <text:p>41AAA-000791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630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694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2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32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33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56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59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65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67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85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89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R.xml</text:p>
          </table:table-cell>
          <table:table-cell office:value-type="string">
            <text:p>41AAA-000796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F.xml</text:p>
          </table:table-cell>
          <table:table-cell office:value-type="string">
            <text:p>41AAA-000630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F.xml</text:p>
          </table:table-cell>
          <table:table-cell office:value-type="string">
            <text:p>41AAA-000763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F.xml</text:p>
          </table:table-cell>
          <table:table-cell office:value-type="string">
            <text:p>41AAA-000764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L.xml</text:p>
          </table:table-cell>
          <table:table-cell office:value-type="string">
            <text:p>41AAA-000437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L.xml</text:p>
          </table:table-cell>
          <table:table-cell office:value-type="string">
            <text:p>41AAA-000572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L.xml</text:p>
          </table:table-cell>
          <table:table-cell office:value-type="string">
            <text:p>41AAA-000738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334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439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469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529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55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572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44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45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51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52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58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4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5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6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7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8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68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4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5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6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6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7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78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88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89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99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99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T.xml</text:p>
          </table:table-cell>
          <table:table-cell office:value-type="string">
            <text:p>41AAA-000799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303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322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438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541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573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715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722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727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A.xml</text:p>
          </table:table-cell>
          <table:table-cell office:value-type="string">
            <text:p>41AAA-000751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P.xml</text:p>
          </table:table-cell>
          <table:table-cell office:value-type="string">
            <text:p>41AAA-000438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P.xml</text:p>
          </table:table-cell>
          <table:table-cell office:value-type="string">
            <text:p>41AAA-000561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P.xml</text:p>
          </table:table-cell>
          <table:table-cell office:value-type="string">
            <text:p>41AAA-000572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P.xml</text:p>
          </table:table-cell>
          <table:table-cell office:value-type="string">
            <text:p>41AAA-000596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P.xml</text:p>
          </table:table-cell>
          <table:table-cell office:value-type="string">
            <text:p>41AAA-000605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U.xml</text:p>
          </table:table-cell>
          <table:table-cell office:value-type="string">
            <text:p>41AAA-000302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U.xml</text:p>
          </table:table-cell>
          <table:table-cell office:value-type="string">
            <text:p>41AAA-000437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U.xml</text:p>
          </table:table-cell>
          <table:table-cell office:value-type="string">
            <text:p>41AAA-000572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391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568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571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594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02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30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30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31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31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7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9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9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9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9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699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05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10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11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17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30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6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6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7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8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8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59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63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68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69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70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70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72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75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89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90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98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D.xml</text:p>
          </table:table-cell>
          <table:table-cell office:value-type="string">
            <text:p>41AAA-000798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351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469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524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572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596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04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1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21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21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22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24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0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1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2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5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5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5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8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638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05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11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42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44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48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50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57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57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61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62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66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73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79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80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80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82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85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R.xml</text:p>
          </table:table-cell>
          <table:table-cell office:value-type="string">
            <text:p>41AAA-000793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304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438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541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554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572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619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62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640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721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736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764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N.xml</text:p>
          </table:table-cell>
          <table:table-cell office:value-type="string">
            <text:p>41AAA-000784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T.xml</text:p>
          </table:table-cell>
          <table:table-cell office:value-type="string">
            <text:p>41AAA-000438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W.xml</text:p>
          </table:table-cell>
          <table:table-cell office:value-type="string">
            <text:p>41AAA-000438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W.xml</text:p>
          </table:table-cell>
          <table:table-cell office:value-type="string">
            <text:p>41AAA-000573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W.xml</text:p>
          </table:table-cell>
          <table:table-cell office:value-type="string">
            <text:p>41AAA-000790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K.xml</text:p>
          </table:table-cell>
          <table:table-cell office:value-type="string">
            <text:p>41AAA-000630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M.xml</text:p>
          </table:table-cell>
          <table:table-cell office:value-type="string">
            <text:p>41AAA-000537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M.xml</text:p>
          </table:table-cell>
          <table:table-cell office:value-type="string">
            <text:p>41AAA-000573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309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309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331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38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40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54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64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76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477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573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575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592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607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621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625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638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720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720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N.xml</text:p>
          </table:table-cell>
          <table:table-cell office:value-type="string">
            <text:p>41AAA-000790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Y.xml</text:p>
          </table:table-cell>
          <table:table-cell office:value-type="string">
            <text:p>41AAA-000311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Y.xml</text:p>
          </table:table-cell>
          <table:table-cell office:value-type="string">
            <text:p>41AAA-000441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Y.xml</text:p>
          </table:table-cell>
          <table:table-cell office:value-type="string">
            <text:p>41AAA-000573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Y.xml</text:p>
          </table:table-cell>
          <table:table-cell office:value-type="string">
            <text:p>41AAA-000769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Y.xml</text:p>
          </table:table-cell>
          <table:table-cell office:value-type="string">
            <text:p>41AAA-000437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Y.xml</text:p>
          </table:table-cell>
          <table:table-cell office:value-type="string">
            <text:p>41AAA-000572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Y.xml</text:p>
          </table:table-cell>
          <table:table-cell office:value-type="string">
            <text:p>41AAA-000707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L.xml</text:p>
          </table:table-cell>
          <table:table-cell office:value-type="string">
            <text:p>41AAA-00043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L.xml</text:p>
          </table:table-cell>
          <table:table-cell office:value-type="string">
            <text:p>41AAA-000572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319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438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573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45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68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70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71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79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85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85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L.xml</text:p>
          </table:table-cell>
          <table:table-cell office:value-type="string">
            <text:p>41AAA-000792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365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458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466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563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578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624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25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2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34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35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49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49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68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71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79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88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93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95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O.xml</text:p>
          </table:table-cell>
          <table:table-cell office:value-type="string">
            <text:p>41AAA-000795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M.xml</text:p>
          </table:table-cell>
          <table:table-cell office:value-type="string">
            <text:p>41AAA-000630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K.xml</text:p>
          </table:table-cell>
          <table:table-cell office:value-type="string">
            <text:p>41AAA-000438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K.xml</text:p>
          </table:table-cell>
          <table:table-cell office:value-type="string">
            <text:p>41AAA-000570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K.xml</text:p>
          </table:table-cell>
          <table:table-cell office:value-type="string">
            <text:p>41AAA-000573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K.xml</text:p>
          </table:table-cell>
          <table:table-cell office:value-type="string">
            <text:p>41AAA-000769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K.xml</text:p>
          </table:table-cell>
          <table:table-cell office:value-type="string">
            <text:p>41AAA-000771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W.xml</text:p>
          </table:table-cell>
          <table:table-cell office:value-type="string">
            <text:p>41AAA-000630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W.xml</text:p>
          </table:table-cell>
          <table:table-cell office:value-type="string">
            <text:p>41AAA-000700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W.xml</text:p>
          </table:table-cell>
          <table:table-cell office:value-type="string">
            <text:p>41AAA-000727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469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479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573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629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629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631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70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708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Y.xml</text:p>
          </table:table-cell>
          <table:table-cell office:value-type="string">
            <text:p>41AAA-000767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N.xml</text:p>
          </table:table-cell>
          <table:table-cell office:value-type="string">
            <text:p>41AAA-000572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N.xml</text:p>
          </table:table-cell>
          <table:table-cell office:value-type="string">
            <text:p>41AAA-000752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J.xml</text:p>
          </table:table-cell>
          <table:table-cell office:value-type="string">
            <text:p>41AAA-000469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J.xml</text:p>
          </table:table-cell>
          <table:table-cell office:value-type="string">
            <text:p>41AAA-000572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438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483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572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572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592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629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710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L.xml</text:p>
          </table:table-cell>
          <table:table-cell office:value-type="string">
            <text:p>41AAA-000790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437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438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477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539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572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572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616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616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616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616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721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724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V.xml</text:p>
          </table:table-cell>
          <table:table-cell office:value-type="string">
            <text:p>41AAA-000742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438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477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05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34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38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38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59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59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573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606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618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02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09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09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13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19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33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40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55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59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67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78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78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99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99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K.xml</text:p>
          </table:table-cell>
          <table:table-cell office:value-type="string">
            <text:p>41AAA-000799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DO.xml</text:p>
          </table:table-cell>
          <table:table-cell office:value-type="string">
            <text:p>41AAA-000437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DO.xml</text:p>
          </table:table-cell>
          <table:table-cell office:value-type="string">
            <text:p>41AAA-000572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573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612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763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790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794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G.xml</text:p>
          </table:table-cell>
          <table:table-cell office:value-type="string">
            <text:p>41AAA-000797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R.xml</text:p>
          </table:table-cell>
          <table:table-cell office:value-type="string">
            <text:p>41AAA-000437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R.xml</text:p>
          </table:table-cell>
          <table:table-cell office:value-type="string">
            <text:p>41AAA-000572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R.xml</text:p>
          </table:table-cell>
          <table:table-cell office:value-type="string">
            <text:p>41AAA-000767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J.xml</text:p>
          </table:table-cell>
          <table:table-cell office:value-type="string">
            <text:p>41AAA-000630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Y.xml</text:p>
          </table:table-cell>
          <table:table-cell office:value-type="string">
            <text:p>41AAA-000425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Y.xml</text:p>
          </table:table-cell>
          <table:table-cell office:value-type="string">
            <text:p>41AAA-000438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Y.xml</text:p>
          </table:table-cell>
          <table:table-cell office:value-type="string">
            <text:p>41AAA-000572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WS.xml</text:p>
          </table:table-cell>
          <table:table-cell office:value-type="string">
            <text:p>41AAA-000438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WS.xml</text:p>
          </table:table-cell>
          <table:table-cell office:value-type="string">
            <text:p>41AAA-000572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WS.xml</text:p>
          </table:table-cell>
          <table:table-cell office:value-type="string">
            <text:p>41AAA-000573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WS.xml</text:p>
          </table:table-cell>
          <table:table-cell office:value-type="string">
            <text:p>41AAA-000573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K.xml</text:p>
          </table:table-cell>
          <table:table-cell office:value-type="string">
            <text:p>41AAA-000438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K.xml</text:p>
          </table:table-cell>
          <table:table-cell office:value-type="string">
            <text:p>41AAA-000572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W.xml</text:p>
          </table:table-cell>
          <table:table-cell office:value-type="string">
            <text:p>41AAA-000437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W.xml</text:p>
          </table:table-cell>
          <table:table-cell office:value-type="string">
            <text:p>41AAA-000572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G.xml</text:p>
          </table:table-cell>
          <table:table-cell office:value-type="string">
            <text:p>41AAA-000438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G.xml</text:p>
          </table:table-cell>
          <table:table-cell office:value-type="string">
            <text:p>41AAA-000572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G.xml</text:p>
          </table:table-cell>
          <table:table-cell office:value-type="string">
            <text:p>41AAA-000724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E.xml</text:p>
          </table:table-cell>
          <table:table-cell office:value-type="string">
            <text:p>41AAA-000409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E.xml</text:p>
          </table:table-cell>
          <table:table-cell office:value-type="string">
            <text:p>41AAA-000438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E.xml</text:p>
          </table:table-cell>
          <table:table-cell office:value-type="string">
            <text:p>41AAA-000572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E.xml</text:p>
          </table:table-cell>
          <table:table-cell office:value-type="string">
            <text:p>41AAA-000592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M.xml</text:p>
          </table:table-cell>
          <table:table-cell office:value-type="string">
            <text:p>41AAA-000572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T.xml</text:p>
          </table:table-cell>
          <table:table-cell office:value-type="string">
            <text:p>41AAA-000532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T.xml</text:p>
          </table:table-cell>
          <table:table-cell office:value-type="string">
            <text:p>41AAA-000536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T.xml</text:p>
          </table:table-cell>
          <table:table-cell office:value-type="string">
            <text:p>41AAA-000589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A.xml</text:p>
          </table:table-cell>
          <table:table-cell office:value-type="string">
            <text:p>41AAA-000438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A.xml</text:p>
          </table:table-cell>
          <table:table-cell office:value-type="string">
            <text:p>41AAA-000572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A.xml</text:p>
          </table:table-cell>
          <table:table-cell office:value-type="string">
            <text:p>41AAA-000699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H.xml</text:p>
          </table:table-cell>
          <table:table-cell office:value-type="string">
            <text:p>41AAA-000789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H.xml</text:p>
          </table:table-cell>
          <table:table-cell office:value-type="string">
            <text:p>41AAA-000437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H.xml</text:p>
          </table:table-cell>
          <table:table-cell office:value-type="string">
            <text:p>41AAA-000572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H.xml</text:p>
          </table:table-cell>
          <table:table-cell office:value-type="string">
            <text:p>41AAA-000705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H.xml</text:p>
          </table:table-cell>
          <table:table-cell office:value-type="string">
            <text:p>41AAA-000759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H.xml</text:p>
          </table:table-cell>
          <table:table-cell office:value-type="string">
            <text:p>41AAA-000787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G.xml</text:p>
          </table:table-cell>
          <table:table-cell office:value-type="string">
            <text:p>41AAA-000317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G.xml</text:p>
          </table:table-cell>
          <table:table-cell office:value-type="string">
            <text:p>41AAA-00043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G.xml</text:p>
          </table:table-cell>
          <table:table-cell office:value-type="string">
            <text:p>41AAA-000572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G.xml</text:p>
          </table:table-cell>
          <table:table-cell office:value-type="string">
            <text:p>41AAA-000626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T.xml</text:p>
          </table:table-cell>
          <table:table-cell office:value-type="string">
            <text:p>41AAA-00071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T.xml</text:p>
          </table:table-cell>
          <table:table-cell office:value-type="string">
            <text:p>41AAA-000714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536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629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09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29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34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62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M.xml</text:p>
          </table:table-cell>
          <table:table-cell office:value-type="string">
            <text:p>41AAA-00077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393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28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28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57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1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2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2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2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2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X.xml</text:p>
          </table:table-cell>
          <table:table-cell office:value-type="string">
            <text:p>41AAA-000779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L.xml</text:p>
          </table:table-cell>
          <table:table-cell office:value-type="string">
            <text:p>41AAA-000438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A.xml</text:p>
          </table:table-cell>
          <table:table-cell office:value-type="string">
            <text:p>41AAA-000555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S.xml</text:p>
          </table:table-cell>
          <table:table-cell office:value-type="string">
            <text:p>41AAA-000640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S.xml</text:p>
          </table:table-cell>
          <table:table-cell office:value-type="string">
            <text:p>41AAA-000768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O.xml</text:p>
          </table:table-cell>
          <table:table-cell office:value-type="string">
            <text:p>41AAA-000437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O.xml</text:p>
          </table:table-cell>
          <table:table-cell office:value-type="string">
            <text:p>41AAA-000572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O.xml</text:p>
          </table:table-cell>
          <table:table-cell office:value-type="string">
            <text:p>41AAA-000438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O.xml</text:p>
          </table:table-cell>
          <table:table-cell office:value-type="string">
            <text:p>41AAA-000572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O.xml</text:p>
          </table:table-cell>
          <table:table-cell office:value-type="string">
            <text:p>41AAA-000769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511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511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533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594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608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640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641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09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40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48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50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50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56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57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57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63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69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Q.xml</text:p>
          </table:table-cell>
          <table:table-cell office:value-type="string">
            <text:p>41AAA-000782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A.xml</text:p>
          </table:table-cell>
          <table:table-cell office:value-type="string">
            <text:p>41AAA-000572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A.xml</text:p>
          </table:table-cell>
          <table:table-cell office:value-type="string">
            <text:p>41AAA-000752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Z.xml</text:p>
          </table:table-cell>
          <table:table-cell office:value-type="string">
            <text:p>41AAA-000438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Z.xml</text:p>
          </table:table-cell>
          <table:table-cell office:value-type="string">
            <text:p>41AAA-00047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Z.xml</text:p>
          </table:table-cell>
          <table:table-cell office:value-type="string">
            <text:p>41AAA-000573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Z.xml</text:p>
          </table:table-cell>
          <table:table-cell office:value-type="string">
            <text:p>41AAA-000790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E.xml</text:p>
          </table:table-cell>
          <table:table-cell office:value-type="string">
            <text:p>41AAA-000702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O.xml</text:p>
          </table:table-cell>
          <table:table-cell office:value-type="string">
            <text:p>41AAA-000572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O.xml</text:p>
          </table:table-cell>
          <table:table-cell office:value-type="string">
            <text:p>41AAA-000616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O.xml</text:p>
          </table:table-cell>
          <table:table-cell office:value-type="string">
            <text:p>41AAA-000700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O.xml</text:p>
          </table:table-cell>
          <table:table-cell office:value-type="string">
            <text:p>41AAA-000758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O.xml</text:p>
          </table:table-cell>
          <table:table-cell office:value-type="string">
            <text:p>41AAA-000788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R.xml</text:p>
          </table:table-cell>
          <table:table-cell office:value-type="string">
            <text:p>41AAA-000438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IR.xml</text:p>
          </table:table-cell>
          <table:table-cell office:value-type="string">
            <text:p>41AAA-000572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304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320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438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456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480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490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5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537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537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572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31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31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31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32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39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43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62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67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69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74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74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92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93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97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T.xml</text:p>
          </table:table-cell>
          <table:table-cell office:value-type="string">
            <text:p>41AAA-000797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438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534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573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740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789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H.xml</text:p>
          </table:table-cell>
          <table:table-cell office:value-type="string">
            <text:p>41AAA-000797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V.xml</text:p>
          </table:table-cell>
          <table:table-cell office:value-type="string">
            <text:p>41AAA-000572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M.xml</text:p>
          </table:table-cell>
          <table:table-cell office:value-type="string">
            <text:p>41AAA-000438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M.xml</text:p>
          </table:table-cell>
          <table:table-cell office:value-type="string">
            <text:p>41AAA-000527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M.xml</text:p>
          </table:table-cell>
          <table:table-cell office:value-type="string">
            <text:p>41AAA-000572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JM.xml</text:p>
          </table:table-cell>
          <table:table-cell office:value-type="string">
            <text:p>41AAA-000630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N.xml</text:p>
          </table:table-cell>
          <table:table-cell office:value-type="string">
            <text:p>41AAA-000438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N.xml</text:p>
          </table:table-cell>
          <table:table-cell office:value-type="string">
            <text:p>41AAA-000572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DJ.xml</text:p>
          </table:table-cell>
          <table:table-cell office:value-type="string">
            <text:p>41AAA-000481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Z.xml</text:p>
          </table:table-cell>
          <table:table-cell office:value-type="string">
            <text:p>41AAA-000438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Z.xml</text:p>
          </table:table-cell>
          <table:table-cell office:value-type="string">
            <text:p>41AAA-000572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N.xml</text:p>
          </table:table-cell>
          <table:table-cell office:value-type="string">
            <text:p>41AAA-000630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N.xml</text:p>
          </table:table-cell>
          <table:table-cell office:value-type="string">
            <text:p>41AAA-000734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N.xml</text:p>
          </table:table-cell>
          <table:table-cell office:value-type="string">
            <text:p>41AAA-000781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L.xml</text:p>
          </table:table-cell>
          <table:table-cell office:value-type="string">
            <text:p>41AAA-000711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L.xml</text:p>
          </table:table-cell>
          <table:table-cell office:value-type="string">
            <text:p>41AAA-000757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L.xml</text:p>
          </table:table-cell>
          <table:table-cell office:value-type="string">
            <text:p>41AAA-000769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S.xml</text:p>
          </table:table-cell>
          <table:table-cell office:value-type="string">
            <text:p>41AAA-000537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S.xml</text:p>
          </table:table-cell>
          <table:table-cell office:value-type="string">
            <text:p>41AAA-000572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M.xml</text:p>
          </table:table-cell>
          <table:table-cell office:value-type="string">
            <text:p>41AAA-000469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M.xml</text:p>
          </table:table-cell>
          <table:table-cell office:value-type="string">
            <text:p>41AAA-000572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YE.xml</text:p>
          </table:table-cell>
          <table:table-cell office:value-type="string">
            <text:p>41AAA-000438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YE.xml</text:p>
          </table:table-cell>
          <table:table-cell office:value-type="string">
            <text:p>41AAA-000573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YE.xml</text:p>
          </table:table-cell>
          <table:table-cell office:value-type="string">
            <text:p>41AAA-000769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B.xml</text:p>
          </table:table-cell>
          <table:table-cell office:value-type="string">
            <text:p>41AAA-000437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B.xml</text:p>
          </table:table-cell>
          <table:table-cell office:value-type="string">
            <text:p>41AAA-000437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B.xml</text:p>
          </table:table-cell>
          <table:table-cell office:value-type="string">
            <text:p>41AAA-000572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B.xml</text:p>
          </table:table-cell>
          <table:table-cell office:value-type="string">
            <text:p>41AAA-000572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R.xml</text:p>
          </table:table-cell>
          <table:table-cell office:value-type="string">
            <text:p>41AAA-000438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R.xml</text:p>
          </table:table-cell>
          <table:table-cell office:value-type="string">
            <text:p>41AAA-000573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VN.xml</text:p>
          </table:table-cell>
          <table:table-cell office:value-type="string">
            <text:p>41AAA-000438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VN.xml</text:p>
          </table:table-cell>
          <table:table-cell office:value-type="string">
            <text:p>41AAA-000573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V.xml</text:p>
          </table:table-cell>
          <table:table-cell office:value-type="string">
            <text:p>41AAA-000630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V.xml</text:p>
          </table:table-cell>
          <table:table-cell office:value-type="string">
            <text:p>41AAA-000772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R.xml</text:p>
          </table:table-cell>
          <table:table-cell office:value-type="string">
            <text:p>41AAA-000438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R.xml</text:p>
          </table:table-cell>
          <table:table-cell office:value-type="string">
            <text:p>41AAA-000534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R.xml</text:p>
          </table:table-cell>
          <table:table-cell office:value-type="string">
            <text:p>41AAA-000572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ST.xml</text:p>
          </table:table-cell>
          <table:table-cell office:value-type="string">
            <text:p>41AAA-000569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G.xml</text:p>
          </table:table-cell>
          <table:table-cell office:value-type="string">
            <text:p>41AAA-000438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G.xml</text:p>
          </table:table-cell>
          <table:table-cell office:value-type="string">
            <text:p>41AAA-000477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G.xml</text:p>
          </table:table-cell>
          <table:table-cell office:value-type="string">
            <text:p>41AAA-000572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X.xml</text:p>
          </table:table-cell>
          <table:table-cell office:value-type="string">
            <text:p>41AAA-00030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X.xml</text:p>
          </table:table-cell>
          <table:table-cell office:value-type="string">
            <text:p>41AAA-000438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X.xml</text:p>
          </table:table-cell>
          <table:table-cell office:value-type="string">
            <text:p>41AAA-000477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X.xml</text:p>
          </table:table-cell>
          <table:table-cell office:value-type="string">
            <text:p>41AAA-000572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333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437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442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518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572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F.xml</text:p>
          </table:table-cell>
          <table:table-cell office:value-type="string">
            <text:p>41AAA-000601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382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396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473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518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573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578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578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589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08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10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17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29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30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30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36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691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07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22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22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23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28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30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32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3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33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39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44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44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54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57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58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62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1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1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1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3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5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78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AF.xml</text:p>
          </table:table-cell>
          <table:table-cell office:value-type="string">
            <text:p>41AAA-000790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H.xml</text:p>
          </table:table-cell>
          <table:table-cell office:value-type="string">
            <text:p>41AAA-000302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H.xml</text:p>
          </table:table-cell>
          <table:table-cell office:value-type="string">
            <text:p>41AAA-00043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H.xml</text:p>
          </table:table-cell>
          <table:table-cell office:value-type="string">
            <text:p>41AAA-000538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H.xml</text:p>
          </table:table-cell>
          <table:table-cell office:value-type="string">
            <text:p>41AAA-000572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GH.xml</text:p>
          </table:table-cell>
          <table:table-cell office:value-type="string">
            <text:p>41AAA-000790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T.xml</text:p>
          </table:table-cell>
          <table:table-cell office:value-type="string">
            <text:p>41AAA-000438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T.xml</text:p>
          </table:table-cell>
          <table:table-cell office:value-type="string">
            <text:p>41AAA-000573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A.xml</text:p>
          </table:table-cell>
          <table:table-cell office:value-type="string">
            <text:p>41AAA-000469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A.xml</text:p>
          </table:table-cell>
          <table:table-cell office:value-type="string">
            <text:p>41AAA-000573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A.xml</text:p>
          </table:table-cell>
          <table:table-cell office:value-type="string">
            <text:p>41AAA-000726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A.xml</text:p>
          </table:table-cell>
          <table:table-cell office:value-type="string">
            <text:p>41AAA-000726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DZ.xml</text:p>
          </table:table-cell>
          <table:table-cell office:value-type="string">
            <text:p>41AAA-000586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DZ.xml</text:p>
          </table:table-cell>
          <table:table-cell office:value-type="string">
            <text:p>41AAA-000630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N.xml</text:p>
          </table:table-cell>
          <table:table-cell office:value-type="string">
            <text:p>41AAA-000438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N.xml</text:p>
          </table:table-cell>
          <table:table-cell office:value-type="string">
            <text:p>41AAA-000573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N.xml</text:p>
          </table:table-cell>
          <table:table-cell office:value-type="string">
            <text:p>41AAA-000728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N.xml</text:p>
          </table:table-cell>
          <table:table-cell office:value-type="string">
            <text:p>41AAA-000743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A.xml</text:p>
          </table:table-cell>
          <table:table-cell office:value-type="string">
            <text:p>41AAA-000438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A.xml</text:p>
          </table:table-cell>
          <table:table-cell office:value-type="string">
            <text:p>41AAA-000572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A.xml</text:p>
          </table:table-cell>
          <table:table-cell office:value-type="string">
            <text:p>41AAA-000784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438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477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534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549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555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572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07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09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09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27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30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45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63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7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7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7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7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88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E.xml</text:p>
          </table:table-cell>
          <table:table-cell office:value-type="string">
            <text:p>41AAA-000795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Z.xml</text:p>
          </table:table-cell>
          <table:table-cell office:value-type="string">
            <text:p>41AAA-000573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537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589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589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598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627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692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693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694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700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705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706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763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S.xml</text:p>
          </table:table-cell>
          <table:table-cell office:value-type="string">
            <text:p>41AAA-000763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T.xml</text:p>
          </table:table-cell>
          <table:table-cell office:value-type="string">
            <text:p>41AAA-000438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T.xml</text:p>
          </table:table-cell>
          <table:table-cell office:value-type="string">
            <text:p>41AAA-000572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T.xml</text:p>
          </table:table-cell>
          <table:table-cell office:value-type="string">
            <text:p>41AAA-000745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ET.xml</text:p>
          </table:table-cell>
          <table:table-cell office:value-type="string">
            <text:p>41AAA-000773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G.xml</text:p>
          </table:table-cell>
          <table:table-cell office:value-type="string">
            <text:p>41AAA-000438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G.xml</text:p>
          </table:table-cell>
          <table:table-cell office:value-type="string">
            <text:p>41AAA-000573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438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449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572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637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773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LB.xml</text:p>
          </table:table-cell>
          <table:table-cell office:value-type="string">
            <text:p>41AAA-000791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KP.xml</text:p>
          </table:table-cell>
          <table:table-cell office:value-type="string">
            <text:p>41AAA-000384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N.xml</text:p>
          </table:table-cell>
          <table:table-cell office:value-type="string">
            <text:p>41AAA-000431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N.xml</text:p>
          </table:table-cell>
          <table:table-cell office:value-type="string">
            <text:p>41AAA-000438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HN.xml</text:p>
          </table:table-cell>
          <table:table-cell office:value-type="string">
            <text:p>41AAA-000572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G.xml</text:p>
          </table:table-cell>
          <table:table-cell office:value-type="string">
            <text:p>41AAA-000438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G.xml</text:p>
          </table:table-cell>
          <table:table-cell office:value-type="string">
            <text:p>41AAA-000534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G.xml</text:p>
          </table:table-cell>
          <table:table-cell office:value-type="string">
            <text:p>41AAA-000534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G.xml</text:p>
          </table:table-cell>
          <table:table-cell office:value-type="string">
            <text:p>41AAA-000573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G.xml</text:p>
          </table:table-cell>
          <table:table-cell office:value-type="string">
            <text:p>41AAA-000790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192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309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309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309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309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414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434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438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28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35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44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57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69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73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74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78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78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1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2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4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6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7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7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7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8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88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91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592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1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2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6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6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6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6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7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8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09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12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0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0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0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0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0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27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34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34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38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38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93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94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695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07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12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26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28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36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36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38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67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E.xml</text:p>
          </table:table-cell>
          <table:table-cell office:value-type="string">
            <text:p>41AAA-000785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L.xml</text:p>
          </table:table-cell>
          <table:table-cell office:value-type="string">
            <text:p>41AAA-000740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438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438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2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2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2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2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FJ.xml</text:p>
          </table:table-cell>
          <table:table-cell office:value-type="string">
            <text:p>41AAA-000573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M.xml</text:p>
          </table:table-cell>
          <table:table-cell office:value-type="string">
            <text:p>41AAA-000412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M.xml</text:p>
          </table:table-cell>
          <table:table-cell office:value-type="string">
            <text:p>41AAA-000469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CM.xml</text:p>
          </table:table-cell>
          <table:table-cell office:value-type="string">
            <text:p>41AAA-000572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Y.xml</text:p>
          </table:table-cell>
          <table:table-cell office:value-type="string">
            <text:p>41AAA-000630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Y.xml</text:p>
          </table:table-cell>
          <table:table-cell office:value-type="string">
            <text:p>41AAA-000712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PY.xml</text:p>
          </table:table-cell>
          <table:table-cell office:value-type="string">
            <text:p>41AAA-000718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.xml</text:p>
          </table:table-cell>
          <table:table-cell office:value-type="string">
            <text:p>41AAA-000438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.xml</text:p>
          </table:table-cell>
          <table:table-cell office:value-type="string">
            <text:p>41AAA-000472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.xml</text:p>
          </table:table-cell>
          <table:table-cell office:value-type="string">
            <text:p>41AAA-000572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.xml</text:p>
          </table:table-cell>
          <table:table-cell office:value-type="string">
            <text:p>41AAA-000573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W.xml</text:p>
          </table:table-cell>
          <table:table-cell office:value-type="string">
            <text:p>41AAA-000438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W.xml</text:p>
          </table:table-cell>
          <table:table-cell office:value-type="string">
            <text:p>41AAA-000573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W.xml</text:p>
          </table:table-cell>
          <table:table-cell office:value-type="string">
            <text:p>41AAA-000727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W.xml</text:p>
          </table:table-cell>
          <table:table-cell office:value-type="string">
            <text:p>41AAA-000763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ZW.xml</text:p>
          </table:table-cell>
          <table:table-cell office:value-type="string">
            <text:p>41AAA-000766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W.xml</text:p>
          </table:table-cell>
          <table:table-cell office:value-type="string">
            <text:p>41AAA-000537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W.xml</text:p>
          </table:table-cell>
          <table:table-cell office:value-type="string">
            <text:p>41AAA-000572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W.xml</text:p>
          </table:table-cell>
          <table:table-cell office:value-type="string">
            <text:p>41AAA-000790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438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573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698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740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754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NI.xml</text:p>
          </table:table-cell>
          <table:table-cell office:value-type="string">
            <text:p>41AAA-000766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T.xml</text:p>
          </table:table-cell>
          <table:table-cell office:value-type="string">
            <text:p>41AAA-000437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BT.xml</text:p>
          </table:table-cell>
          <table:table-cell office:value-type="string">
            <text:p>41AAA-000572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190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193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3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5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5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5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5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8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09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0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0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0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0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0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15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33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34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38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71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74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74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78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387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0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0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0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0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0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05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10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38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40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68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70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70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478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00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09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2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2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3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4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4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5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29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33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33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33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34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41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53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56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64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72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76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76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77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0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3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4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4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5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5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5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5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89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97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97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98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599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06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07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0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0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5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5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5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5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5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1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0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0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2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3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4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5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7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29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33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38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38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39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39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41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1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2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3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3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4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4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694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0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0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0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1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2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3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4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6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7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7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08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7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8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8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8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8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9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9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19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24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26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26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30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31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39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39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2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2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3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3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3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3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3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47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0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0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5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5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6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58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0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1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1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2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3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3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4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4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4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4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4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9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9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69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75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76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76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2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6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7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88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2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2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2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3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3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4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4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4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5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6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7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multi.xml</text:p>
          </table:table-cell>
          <table:table-cell office:value-type="string">
            <text:p>41AAA-000797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G.xml</text:p>
          </table:table-cell>
          <table:table-cell office:value-type="string">
            <text:p>41AAA-000333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TG.xml</text:p>
          </table:table-cell>
          <table:table-cell office:value-type="string">
            <text:p>41AAA-000630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A.xml</text:p>
          </table:table-cell>
          <table:table-cell office:value-type="string">
            <text:p>41AAA-000615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A.xml</text:p>
          </table:table-cell>
          <table:table-cell office:value-type="string">
            <text:p>41AAA-000630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UA.xml</text:p>
          </table:table-cell>
          <table:table-cell office:value-type="string">
            <text:p>41AAA-000703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iati_activity_RU.xml</text:p>
          </table:table-cell>
          <table:table-cell office:value-type="string">
            <text:p>41AAA-00078317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Hierarchy 0</text:p>
          </table:table-cell>
          <table:table-cell table:number-columns-repeated="3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3" office:value-type="float" office:value="1143">
            <text:p>11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</table:table-row>
        <table:table-row table:style-name="ro1">
          <table:table-cell office:value-type="string">
            <text:p>role</text:p>
          </table:table-cell>
          <table:table-cell office:value-type="string">
            <text:p>Implementing</text:p>
          </table:table-cell>
          <table:table-cell table:number-columns-repeated="2" office:value-type="float" office:value="1143">
            <text:p>1143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40">
            <text:p>40</text:p>
          </table:table-cell>
          <table:table-cell table:number-columns-repeated="2" office:value-type="float" office:value="1143">
            <text:p>1143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string">
            <text:p>41AAA</text:p>
          </table:table-cell>
          <table:table-cell table:number-columns-repeated="2" office:value-type="float" office:value="1143">
            <text:p>1143</text:p>
          </table:table-cell>
        </table:table-row>
      </table:table>
      <table:table table:name="sector" table:style-name="ta1" table:print="false">
        <table:table-column table:style-name="co28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office:value-type="float" office:value="1179">
            <text:p>1179</text:p>
          </table:table-cell>
          <table:table-cell office:value-type="float" office:value="1139">
            <text:p>1139</text:p>
          </table:table-cell>
          <table:table-cell office:value-type="float" office:value="99.7">
            <text:p>99.7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0</text:p>
          </table:table-cell>
          <table:table-cell table:number-columns-repeated="5"/>
        </table:table-row>
        <table:table-row table:style-name="ro1">
          <table:table-cell office:value-type="string">
            <text:p>Assume DA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697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5363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5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5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6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7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1AAA-00077272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30742">
            <text:p>30742</text:p>
          </table:table-cell>
          <table:table-cell office:value-type="float" office:value="1042">
            <text:p>1042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office:value-type="float" office:value="321">
            <text:p>321</text:p>
          </table:table-cell>
          <table:table-cell office:value-type="float" office:value="92">
            <text:p>9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number-columns-repeated="2" office:value-type="float" office:value="1143">
            <text:p>1143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office:value-type="float" office:value="278278">
            <text:p>278278</text:p>
          </table:table-cell>
          <table:table-cell office:value-type="float" office:value="1096">
            <text:p>109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0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office:value-type="float" office:value="279421">
            <text:p>279421</text:p>
          </table:table-cell>
          <table:table-cell office:value-type="float" office:value="1143">
            <text:p>114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0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70845431647">
            <text:p>70845431647</text:p>
          </table:table-cell>
          <table:table-cell office:value-type="float" office:value="0">
            <text:p>0</text:p>
          </table:table-cell>
          <table:table-cell office:value-type="float" office:value="3912556313">
            <text:p>3912556313</text:p>
          </table:table-cell>
          <table:table-cell office:value-type="float" office:value="0">
            <text:p>0</text:p>
          </table:table-cell>
          <table:table-cell office:value-type="float" office:value="66932875334">
            <text:p>66932875334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48</dc:date>
    <dc:creator>david </dc:creator>
    <meta:editing-duration>PT00H00M48S</meta:editing-duration>
    <meta:editing-cycles>2</meta:editing-cycles>
    <meta:generator>OpenOffice.org/3.2$Unix OpenOffice.org_project/320m12$Build-9483</meta:generator>
    <meta:document-statistic meta:table-count="10" meta:cell-count="4817" meta:object-count="0"/>
  </office:meta>
</office:document-meta>
</file>